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60000014CD7C19D863AF7B704.png" manifest:media-type="image/png"/>
  <manifest:file-entry manifest:full-path="Pictures/10000201000001130000005A757D1720740D3F42.png" manifest:media-type="image/png"/>
  <manifest:file-entry manifest:full-path="Pictures/100002010000042E000001DC1C878C4E5D36C1F7.png" manifest:media-type="image/png"/>
  <manifest:file-entry manifest:full-path="Pictures/10000201000001B20000024B8C4B7C1CA29A3D49.png" manifest:media-type="image/png"/>
  <manifest:file-entry manifest:full-path="Pictures/1000020100000099000001B476BF782099213261.png" manifest:media-type="image/png"/>
  <manifest:file-entry manifest:full-path="Pictures/1000020100000097000001A573B1CDF36EB4B9EB.png" manifest:media-type="image/png"/>
  <manifest:file-entry manifest:full-path="Pictures/1000020100000099000001B4A61BCCDA8C2A769A.png" manifest:media-type="image/png"/>
  <manifest:file-entry manifest:full-path="Pictures/100002010000042E000001DC342D82478410FCAA.png" manifest:media-type="image/png"/>
  <manifest:file-entry manifest:full-path="Pictures/1000020100000099000001B47BA4B95F80E7AE4F.png" manifest:media-type="image/png"/>
  <manifest:file-entry manifest:full-path="Pictures/100002010000017600000156F1F2CF08E4C77E80.png" manifest:media-type="image/png"/>
  <manifest:file-entry manifest:full-path="Pictures/100002010000012E0000011325C83A30B51BEBF6.png" manifest:media-type="image/png"/>
  <manifest:file-entry manifest:full-path="Pictures/1000020100000277000001D02983E9BB004F3D5D.png" manifest:media-type="image/png"/>
  <manifest:file-entry manifest:full-path="Pictures/100002010000028C000002259B2B37B17FD26A55.png" manifest:media-type="image/png"/>
  <manifest:file-entry manifest:full-path="Pictures/1000020100000110000000887FCC669D31824997.png" manifest:media-type="image/png"/>
  <manifest:file-entry manifest:full-path="Pictures/100002010000021300000130F0E3A578393E2465.png" manifest:media-type="image/png"/>
  <manifest:file-entry manifest:full-path="Pictures/100002010000024600000408991BFA0D156C338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cm" fo:margin-right="0cm" fo:text-indent="0cm" style:auto-text-indent="false" fo:break-before="auto" fo:break-after="auto" style:writing-mode="lr-tb"/>
      <style:text-properties officeooo:paragraph-rsid="002759a3"/>
    </style:style>
    <style:style style:name="P2" style:family="paragraph" style:parent-style-name="Standard">
      <style:paragraph-properties fo:margin-left="0cm" fo:margin-right="0cm" fo:text-indent="0cm" style:auto-text-indent="false" fo:break-before="auto" fo:break-after="auto" style:writing-mode="lr-tb"/>
      <style:text-properties officeooo:rsid="0027ea8c"/>
    </style:style>
    <style:style style:name="P3" style:family="paragraph" style:parent-style-name="Standard">
      <style:paragraph-properties fo:margin-left="0cm" fo:margin-right="0cm" fo:text-indent="0cm" style:auto-text-indent="false" fo:break-before="auto" fo:break-after="auto" style:writing-mode="lr-tb"/>
    </style:style>
    <style:style style:name="P4" style:family="paragraph" style:parent-style-name="Standard">
      <style:paragraph-properties fo:margin-left="0cm" fo:margin-right="0cm" fo:text-indent="0cm" style:auto-text-indent="false" fo:break-before="auto" fo:break-after="auto" style:writing-mode="lr-tb"/>
      <style:text-properties fo:font-style="italic" officeooo:rsid="002cb9f5" style:font-style-asian="italic" style:font-style-complex="italic"/>
    </style:style>
    <style:style style:name="P5" style:family="paragraph" style:parent-style-name="Standard">
      <style:paragraph-properties fo:margin-left="0cm" fo:margin-right="0cm" fo:text-indent="0cm" style:auto-text-indent="false" fo:break-before="auto" fo:break-after="auto" style:writing-mode="lr-tb"/>
      <style:text-properties fo:font-style="italic" officeooo:rsid="002cb38e" style:font-style-asian="italic" style:font-style-complex="italic"/>
    </style:style>
    <style:style style:name="P6" style:family="paragraph" style:parent-style-name="Standard">
      <style:paragraph-properties fo:break-before="auto" fo:break-after="auto" style:writing-mode="lr-tb"/>
    </style:style>
    <style:style style:name="P7"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auto" fo:break-after="auto" style:writing-mode="lr-tb"/>
    </style:style>
    <style:style style:name="P8"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officeooo:rsid="002fdae4" officeooo:paragraph-rsid="002fdae4"/>
    </style:style>
    <style:style style:name="P9" style:family="paragraph" style:parent-style-name="Standard">
      <style:paragraph-properties fo:margin-left="0cm" fo:margin-right="0cm" fo:text-indent="0cm" style:auto-text-indent="false" fo:break-before="auto" fo:break-after="auto" style:writing-mode="lr-tb"/>
    </style:style>
    <style:style style:name="P10" style:family="paragraph" style:parent-style-name="Standard">
      <style:paragraph-properties fo:margin-left="0cm" fo:margin-right="0cm" fo:text-indent="0cm" style:auto-text-indent="false" fo:break-before="auto" fo:break-after="auto" style:writing-mode="lr-tb"/>
      <style:text-properties officeooo:paragraph-rsid="002759a3"/>
    </style:style>
    <style:style style:name="P11" style:family="paragraph" style:parent-style-name="Standard">
      <style:paragraph-properties fo:margin-left="0cm" fo:margin-right="0cm" fo:text-indent="0cm" style:auto-text-indent="false" fo:break-before="auto" fo:break-after="auto" style:writing-mode="lr-tb"/>
      <style:text-properties officeooo:rsid="0027ea8c"/>
    </style:style>
    <style:style style:name="P12" style:family="paragraph" style:parent-style-name="Standard">
      <style:paragraph-properties fo:margin-left="0cm" fo:margin-right="0cm" fo:text-indent="0cm" style:auto-text-indent="false" fo:break-before="auto" fo:break-after="auto" style:writing-mode="lr-tb"/>
      <style:text-properties fo:font-style="italic" style:font-style-asian="italic" style:font-style-complex="italic"/>
    </style:style>
    <style:style style:name="P13" style:family="paragraph" style:parent-style-name="Standard">
      <style:paragraph-properties fo:margin-left="0cm" fo:margin-right="0cm" fo:text-indent="0cm" style:auto-text-indent="false" fo:break-before="auto" fo:break-after="auto" style:writing-mode="lr-tb"/>
      <style:text-properties fo:font-style="italic" officeooo:rsid="002cb38e" style:font-style-asian="italic" style:font-style-complex="italic"/>
    </style:style>
    <style:style style:name="P14" style:family="paragraph" style:parent-style-name="Standard">
      <style:paragraph-properties fo:margin-left="0cm" fo:margin-right="0cm" fo:text-indent="0cm" style:auto-text-indent="false" fo:break-before="auto" fo:break-after="auto" style:writing-mode="lr-tb"/>
      <style:text-properties fo:font-style="italic" officeooo:rsid="002cb9f5" style:font-style-asian="italic" style:font-style-complex="italic"/>
    </style:style>
    <style:style style:name="P15" style:family="paragraph" style:parent-style-name="Standard">
      <style:paragraph-properties fo:margin-left="0cm" fo:margin-right="0cm" fo:text-indent="0cm" style:auto-text-indent="false" fo:break-before="auto" fo:break-after="auto" style:writing-mode="lr-tb"/>
      <style:text-properties fo:font-weight="bold" style:font-weight-asian="bold" style:font-weight-complex="bold"/>
    </style:style>
    <style:style style:name="P16" style:family="paragraph" style:parent-style-name="Standard">
      <style:paragraph-properties fo:margin-left="0cm" fo:margin-right="0cm" fo:text-indent="0cm" style:auto-text-indent="false" fo:break-before="auto" fo:break-after="auto" style:writing-mode="lr-tb"/>
      <style:text-properties fo:font-weight="bold" officeooo:rsid="0039ace8" officeooo:paragraph-rsid="0039ace8" style:font-weight-asian="bold" style:font-weight-complex="bold"/>
    </style:style>
    <style:style style:name="P17" style:family="paragraph" style:parent-style-name="Standard">
      <style:paragraph-properties fo:margin-left="0cm" fo:margin-right="0cm" fo:text-indent="0cm" style:auto-text-indent="false" fo:break-before="auto" fo:break-after="auto" style:writing-mode="lr-tb"/>
      <style:text-properties officeooo:paragraph-rsid="00252fc9"/>
    </style:style>
    <style:style style:name="P18" style:family="paragraph" style:parent-style-name="Standard">
      <style:paragraph-properties fo:margin-left="0cm" fo:margin-right="0cm" fo:text-indent="0cm" style:auto-text-indent="false" fo:break-before="auto" fo:break-after="auto" style:writing-mode="lr-tb"/>
      <style:text-properties officeooo:paragraph-rsid="0030c302"/>
    </style:style>
    <style:style style:name="P19" style:family="paragraph" style:parent-style-name="Standard">
      <style:paragraph-properties fo:margin-left="0cm" fo:margin-right="0cm" fo:text-indent="0cm" style:auto-text-indent="false" fo:break-before="auto" fo:break-after="auto" style:writing-mode="lr-tb"/>
      <style:text-properties officeooo:paragraph-rsid="00267ec6"/>
    </style:style>
    <style:style style:name="P20" style:family="paragraph" style:parent-style-name="Standard">
      <style:paragraph-properties fo:margin-left="0cm" fo:margin-right="0cm" fo:text-indent="0cm" style:auto-text-indent="false" style:writing-mode="lr-tb"/>
    </style:style>
    <style:style style:name="P21" style:family="paragraph" style:parent-style-name="Standard">
      <style:paragraph-properties fo:margin-left="0cm" fo:margin-right="0cm" fo:text-indent="0cm" style:auto-text-indent="false" style:writing-mode="lr-tb"/>
      <style:text-properties fo:font-style="normal" officeooo:rsid="001b6904" officeooo:paragraph-rsid="001b6904" style:font-style-asian="normal" style:font-style-complex="normal"/>
    </style:style>
    <style:style style:name="P22" style:family="paragraph" style:parent-style-name="Standard">
      <style:paragraph-properties fo:margin-left="0cm" fo:margin-right="0cm" fo:text-indent="0cm" style:auto-text-indent="false" style:writing-mode="lr-tb"/>
      <style:text-properties officeooo:rsid="001b6904" officeooo:paragraph-rsid="001b6904"/>
    </style:style>
    <style:style style:name="P23" style:family="paragraph" style:parent-style-name="Standard">
      <style:paragraph-properties fo:margin-left="0cm" fo:margin-right="0cm" fo:text-indent="0cm" style:auto-text-indent="false" style:writing-mode="lr-tb"/>
      <style:text-properties officeooo:paragraph-rsid="0030c302"/>
    </style:style>
    <style:style style:name="P24" style:family="paragraph" style:parent-style-name="Standard">
      <style:paragraph-properties fo:margin-left="0cm" fo:margin-right="0cm" fo:text-indent="0cm" style:auto-text-indent="false" style:writing-mode="lr-tb"/>
      <style:text-properties officeooo:paragraph-rsid="00267ec6"/>
    </style:style>
    <style:style style:name="P25" style:family="paragraph" style:parent-style-name="Standard">
      <style:paragraph-properties fo:margin-left="0cm" fo:margin-right="0cm" fo:text-indent="0cm" style:auto-text-indent="false" style:writing-mode="lr-tb"/>
      <style:text-properties officeooo:paragraph-rsid="0039ace8"/>
    </style:style>
    <style:style style:name="P26" style:family="paragraph" style:parent-style-name="Standard">
      <style:paragraph-properties fo:margin-left="0cm" fo:margin-right="0cm" fo:text-indent="0cm" style:auto-text-indent="false" style:writing-mode="lr-tb"/>
      <style:text-properties fo:font-weight="normal" officeooo:paragraph-rsid="0039ace8" style:font-weight-asian="normal" style:font-weight-complex="normal"/>
    </style:style>
    <style:style style:name="P27" style:family="paragraph" style:parent-style-name="Standard">
      <style:paragraph-properties fo:margin-left="0cm" fo:margin-right="0cm" fo:text-indent="0cm" style:auto-text-indent="false" style:writing-mode="lr-tb"/>
      <style:text-properties fo:font-weight="normal" officeooo:rsid="003aeaa2" officeooo:paragraph-rsid="003aeaa2" style:font-weight-asian="normal" style:font-weight-complex="normal"/>
    </style:style>
    <style:style style:name="P28" style:family="paragraph" style:parent-style-name="Standard">
      <style:paragraph-properties fo:margin-left="0cm" fo:margin-right="0cm" fo:text-indent="0cm" style:auto-text-indent="false" fo:break-before="page" style:writing-mode="lr-tb"/>
      <style:text-properties fo:font-weight="bold" style:font-weight-asian="bold" style:font-weight-complex="bold"/>
    </style:style>
    <style:style style:name="P29" style:family="paragraph" style:parent-style-name="Standard">
      <style:paragraph-properties fo:break-before="auto" fo:break-after="auto" style:writing-mode="lr-tb"/>
    </style:style>
    <style:style style:name="P30" style:family="paragraph" style:parent-style-name="Standard">
      <style:paragraph-properties fo:text-align="center" style:justify-single-word="false" fo:break-before="auto" fo:break-after="auto" style:writing-mode="lr-tb"/>
    </style:style>
    <style:style style:name="P31" style:family="paragraph" style:parent-style-name="Standard">
      <style:paragraph-properties fo:text-align="center" style:justify-single-word="false" fo:break-before="auto" fo:break-after="auto" style:writing-mode="lr-tb"/>
      <style:text-properties fo:font-size="18pt" style:font-size-asian="18pt" style:font-size-complex="18pt"/>
    </style:style>
    <style:style style:name="P32" style:family="paragraph" style:parent-style-name="Standard">
      <style:paragraph-properties fo:text-align="center" style:justify-single-word="false" fo:break-before="auto" fo:break-after="auto" style:writing-mode="lr-tb"/>
      <style:text-properties fo:font-size="18pt" fo:font-weight="bold" style:font-size-asian="18pt" style:font-weight-asian="bold" style:font-size-complex="18pt" style:font-weight-complex="bold"/>
    </style:style>
    <style:style style:name="P33" style:family="paragraph" style:parent-style-name="Standard">
      <style:paragraph-properties fo:text-align="end" style:justify-single-word="false" fo:break-before="auto" fo:break-after="auto" style:writing-mode="lr-tb"/>
    </style:style>
    <style:style style:name="P34" style:family="paragraph" style:parent-style-name="Standard">
      <style:paragraph-properties fo:break-before="auto" fo:break-after="auto" style:writing-mode="lr-tb">
        <style:tab-stops>
          <style:tab-stop style:position="14.737cm" style:leader-style="dotted" style:leader-text="."/>
        </style:tab-stops>
      </style:paragraph-properties>
    </style:style>
    <style:style style:name="P35" style:family="paragraph" style:parent-style-name="Standard">
      <style:paragraph-properties fo:break-before="auto" fo:break-after="auto" style:writing-mode="lr-tb">
        <style:tab-stops>
          <style:tab-stop style:position="14.737cm" style:leader-style="dotted" style:leader-text="."/>
        </style:tab-stops>
      </style:paragraph-properties>
      <style:text-properties officeooo:paragraph-rsid="001ef912"/>
    </style:style>
    <style:style style:name="P36" style:family="paragraph" style:parent-style-name="Standard">
      <style:paragraph-properties fo:break-before="auto" fo:break-after="auto" style:writing-mode="lr-tb">
        <style:tab-stops>
          <style:tab-stop style:position="14.737cm" style:leader-style="dotted" style:leader-text="."/>
        </style:tab-stops>
      </style:paragraph-properties>
      <style:text-properties officeooo:paragraph-rsid="0037ad89"/>
    </style:style>
    <style:style style:name="P37" style:family="paragraph" style:parent-style-name="Standard">
      <style:paragraph-properties fo:break-before="auto" fo:break-after="auto" style:writing-mode="lr-tb"/>
      <style:text-properties fo:font-weight="bold" style:font-weight-asian="bold" style:font-weight-complex="bold"/>
    </style:style>
    <style:style style:name="P38" style:family="paragraph" style:parent-style-name="Standard">
      <style:paragraph-properties fo:break-before="page" style:writing-mode="lr-tb"/>
    </style:style>
    <style:style style:name="P39" style:family="paragraph" style:parent-style-name="Standard">
      <style:paragraph-properties fo:break-before="page" style:writing-mode="lr-tb"/>
      <style:text-properties fo:font-weight="bold" style:font-weight-asian="bold" style:font-weight-complex="bold"/>
    </style:style>
    <style:style style:name="P40" style:family="paragraph" style:parent-style-name="Standard">
      <style:paragraph-properties fo:margin-left="0cm" fo:margin-right="0cm" fo:text-indent="1.27cm" style:auto-text-indent="false" fo:break-before="auto" fo:break-after="auto" style:writing-mode="lr-tb"/>
    </style:style>
    <style:style style:name="P41" style:family="paragraph" style:parent-style-name="Standard">
      <style:paragraph-properties style:writing-mode="lr-tb"/>
    </style:style>
    <style:style style:name="P42" style:family="paragraph" style:parent-style-name="Standard">
      <style:paragraph-properties style:writing-mode="lr-tb"/>
      <style:text-properties officeooo:rsid="003cf2a2" officeooo:paragraph-rsid="003cf2a2"/>
    </style:style>
    <style:style style:name="P43" style:family="paragraph" style:parent-style-name="Standard" style:master-page-name="Standard">
      <style:paragraph-properties fo:margin-left="0cm" fo:margin-right="0cm" fo:margin-top="0cm" fo:margin-bottom="0cm" loext:contextual-spacing="false" fo:line-height="115%" fo:text-align="end" style:justify-single-word="false" fo:text-indent="0cm" style:auto-text-indent="false" style:page-number="auto" fo:break-before="auto" fo:break-after="auto" style:writing-mode="lr-tb"/>
    </style:style>
    <style:style style:name="P44" style:family="paragraph" style:parent-style-name="Standard" style:master-page-name="Standard">
      <style:paragraph-properties fo:text-align="center" style:justify-single-word="false" style:page-number="auto" fo:break-before="auto" fo:break-after="auto" style:writing-mode="lr-tb"/>
    </style:style>
    <style:style style:name="P45" style:family="paragraph" style:parent-style-name="Standard" style:list-style-name="L1">
      <style:paragraph-properties fo:break-before="auto" fo:break-after="auto" style:writing-mode="lr-tb"/>
      <style:text-properties officeooo:rsid="00432337" officeooo:paragraph-rsid="00432337"/>
    </style:style>
    <style:style style:name="P46" style:family="paragraph" style:parent-style-name="Standard" style:list-style-name="L1">
      <style:paragraph-properties style:writing-mode="lr-tb"/>
      <style:text-properties officeooo:rsid="00432337" officeooo:paragraph-rsid="00432337"/>
    </style:style>
    <style:style style:name="P47" style:family="paragraph" style:parent-style-name="Standard" style:list-style-name="L1">
      <style:paragraph-properties style:writing-mode="lr-tb"/>
      <style:text-properties officeooo:rsid="0044b10f" officeooo:paragraph-rsid="0044b10f"/>
    </style:style>
    <style:style style:name="P48" style:family="paragraph" style:parent-style-name="Standard" style:list-style-name="L2">
      <style:paragraph-properties style:writing-mode="lr-tb"/>
      <style:text-properties officeooo:rsid="00403ee6" officeooo:paragraph-rsid="00403ee6"/>
    </style:style>
    <style:style style:name="T1" style:family="text">
      <style:text-properties officeooo:rsid="0027ea8c"/>
    </style:style>
    <style:style style:name="T2" style:family="text">
      <style:text-properties fo:font-style="italic" style:font-style-asian="italic" style:font-style-complex="italic"/>
    </style:style>
    <style:style style:name="T3" style:family="text">
      <style:text-properties fo:font-style="italic" officeooo:rsid="002cb9f5" style:font-style-asian="italic" style:font-style-complex="italic"/>
    </style:style>
    <style:style style:name="T4" style:family="text">
      <style:text-properties fo:font-style="italic" officeooo:rsid="001c966f" style:font-style-asian="italic" style:font-style-complex="italic"/>
    </style:style>
    <style:style style:name="T5" style:family="text">
      <style:text-properties fo:font-style="italic" officeooo:rsid="0036a9dc" style:font-style-asian="italic" style:font-style-complex="italic"/>
    </style:style>
    <style:style style:name="T6" style:family="text">
      <style:text-properties fo:font-style="italic" officeooo:rsid="0039ace8" style:font-style-asian="italic" style:font-style-complex="italic"/>
    </style:style>
    <style:style style:name="T7" style:family="text">
      <style:text-properties fo:font-style="italic" officeooo:rsid="003e2246" style:font-style-asian="italic" style:font-style-complex="italic"/>
    </style:style>
    <style:style style:name="T8" style:family="text">
      <style:text-properties fo:font-style="italic" officeooo:rsid="00403ee6" style:font-style-asian="italic" style:font-style-complex="italic"/>
    </style:style>
    <style:style style:name="T9" style:family="text">
      <style:text-properties fo:font-style="italic" officeooo:rsid="00413d16" style:font-style-asian="italic" style:font-style-complex="italic"/>
    </style:style>
    <style:style style:name="T10" style:family="text">
      <style:text-properties fo:font-weight="bold" style:font-weight-asian="bold" style:font-weight-complex="bold"/>
    </style:style>
    <style:style style:name="T11" style:family="text">
      <style:text-properties fo:font-weight="bold" officeooo:rsid="0037ad89" style:font-weight-asian="bold" style:font-weight-complex="bold"/>
    </style:style>
    <style:style style:name="T12" style:family="text">
      <style:text-properties fo:font-style="normal" style:font-style-asian="normal" style:font-style-complex="normal"/>
    </style:style>
    <style:style style:name="T13" style:family="text">
      <style:text-properties officeooo:rsid="001a9e88"/>
    </style:style>
    <style:style style:name="T14" style:family="text">
      <style:text-properties officeooo:rsid="001b6904"/>
    </style:style>
    <style:style style:name="T15" style:family="text">
      <style:text-properties officeooo:rsid="001c966f"/>
    </style:style>
    <style:style style:name="T16" style:family="text">
      <style:text-properties fo:font-weight="normal" style:font-weight-asian="normal" style:font-weight-complex="normal"/>
    </style:style>
    <style:style style:name="T17" style:family="text">
      <style:text-properties fo:font-weight="normal" officeooo:rsid="001b6904" style:font-weight-asian="normal" style:font-weight-complex="normal"/>
    </style:style>
    <style:style style:name="T18" style:family="text">
      <style:text-properties officeooo:rsid="001ef912"/>
    </style:style>
    <style:style style:name="T19" style:family="text">
      <style:text-properties officeooo:rsid="0022d228"/>
    </style:style>
    <style:style style:name="T20" style:family="text">
      <style:text-properties officeooo:rsid="0023b8e8"/>
    </style:style>
    <style:style style:name="T21" style:family="text">
      <style:text-properties officeooo:rsid="00252fc9"/>
    </style:style>
    <style:style style:name="T22" style:family="text">
      <style:text-properties officeooo:rsid="002b611b"/>
    </style:style>
    <style:style style:name="T23" style:family="text">
      <style:text-properties officeooo:rsid="002cb38e"/>
    </style:style>
    <style:style style:name="T24" style:family="text">
      <style:text-properties officeooo:rsid="00330665"/>
    </style:style>
    <style:style style:name="T25" style:family="text">
      <style:text-properties officeooo:rsid="0034e14e"/>
    </style:style>
    <style:style style:name="T26" style:family="text">
      <style:text-properties officeooo:rsid="0036a9dc"/>
    </style:style>
    <style:style style:name="T27" style:family="text">
      <style:text-properties officeooo:rsid="0037ad89"/>
    </style:style>
    <style:style style:name="T28" style:family="text">
      <style:text-properties officeooo:rsid="0039ace8"/>
    </style:style>
    <style:style style:name="T29" style:family="text">
      <style:text-properties officeooo:rsid="003aeaa2"/>
    </style:style>
    <style:style style:name="T30" style:family="text">
      <style:text-properties officeooo:rsid="003b97de"/>
    </style:style>
    <style:style style:name="T31" style:family="text">
      <style:text-properties officeooo:rsid="003e2246"/>
    </style:style>
    <style:style style:name="T32" style:family="text">
      <style:text-properties officeooo:rsid="00403ee6"/>
    </style:style>
    <style:style style:name="T33" style:family="text">
      <style:text-properties officeooo:rsid="00413d16"/>
    </style:style>
    <style:style style:name="T34" style:family="text">
      <style:text-properties officeooo:rsid="0045ac46"/>
    </style:style>
    <style:style style:name="T35" style:family="text">
      <style:text-properties officeooo:rsid="004e3439"/>
    </style:style>
    <style:style style:name="T36" style:family="text">
      <style:text-properties officeooo:rsid="0051b2d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top" style:vertical-rel="baseline" fo:background-color="#ffffff" style:background-transparency="0%" draw:fill="solid" draw:fill-color="#ffffff" draw:opacity="100%" fo:padding="0cm" fo:border="no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track-changes="false">
        <text:changed-region xml:id="ct39002512" text:id="ct39002512">
          <text:insertion>
            <office:change-info>
              <dc:creator>Sara Boch</dc:creator>
              <dc:date>2013-12-10T09:40:00</dc:date>
            </office:change-info>
          </text:insertion>
        </text:changed-region>
        <text:changed-region xml:id="ct39080944" text:id="ct39080944">
          <text:deletion>
            <office:change-info>
              <dc:creator>Sara Boch</dc:creator>
              <dc:date>2013-12-10T09:55:00</dc:date>
            </office:change-info>
            <text:p text:style-name="P1">Picture 2.</text:p>
          </text:deletion>
        </text:changed-region>
        <text:changed-region xml:id="ct39010736" text:id="ct39010736">
          <text:insertion>
            <office:change-info>
              <dc:creator>Sara Boch</dc:creator>
              <dc:date>2013-12-10T09:55:00</dc:date>
            </office:change-info>
          </text:insertion>
        </text:changed-region>
        <text:changed-region xml:id="ct39078144" text:id="ct39078144">
          <text:insertion>
            <office:change-info>
              <dc:creator>Sara Boch</dc:creator>
              <dc:date>2013-12-10T09:59:00</dc:date>
            </office:change-info>
          </text:insertion>
        </text:changed-region>
        <text:changed-region xml:id="ct39103504" text:id="ct39103504">
          <text:insertion>
            <office:change-info>
              <dc:creator>Sara Boch</dc:creator>
              <dc:date>2013-12-10T10:00:00</dc:date>
            </office:change-info>
          </text:insertion>
        </text:changed-region>
        <text:changed-region xml:id="ct39127472" text:id="ct39127472">
          <text:deletion>
            <office:change-info>
              <dc:creator>Sara Boch</dc:creator>
              <dc:date>2013-12-10T10:00:00</dc:date>
            </office:change-info>
            <text:p text:style-name="P2">customise</text:p>
          </text:deletion>
        </text:changed-region>
        <text:changed-region xml:id="ct39094384" text:id="ct39094384">
          <text:insertion>
            <office:change-info>
              <dc:creator>Sara Boch</dc:creator>
              <dc:date>2013-12-10T10:06:00</dc:date>
            </office:change-info>
          </text:insertion>
        </text:changed-region>
        <text:changed-region xml:id="ct39137888" text:id="ct39137888">
          <text:insertion>
            <office:change-info>
              <dc:creator>Sara Boch</dc:creator>
              <dc:date>2013-12-10T10:04:00</dc:date>
            </office:change-info>
          </text:insertion>
        </text:changed-region>
        <text:changed-region xml:id="ct39139872" text:id="ct39139872">
          <text:insertion>
            <office:change-info>
              <dc:creator>Sara Boch</dc:creator>
              <dc:date>2013-12-10T10:19:00</dc:date>
            </office:change-info>
          </text:insertion>
        </text:changed-region>
        <text:changed-region xml:id="ct39115424" text:id="ct39115424">
          <text:insertion>
            <office:change-info>
              <dc:creator>Sara Boch</dc:creator>
              <dc:date>2013-12-10T10:21:00</dc:date>
            </office:change-info>
          </text:insertion>
        </text:changed-region>
        <text:changed-region xml:id="ct39104320" text:id="ct39104320">
          <text:deletion>
            <office:change-info>
              <dc:creator>Sara Boch</dc:creator>
              <dc:date>2013-12-10T10:22:00</dc:date>
            </office:change-info>
            <text:p text:style-name="P3">s</text:p>
          </text:deletion>
        </text:changed-region>
        <text:changed-region xml:id="ct39136784" text:id="ct39136784">
          <text:insertion>
            <office:change-info>
              <dc:creator>Sara Boch</dc:creator>
              <dc:date>2013-12-10T10:41:00</dc:date>
            </office:change-info>
          </text:insertion>
        </text:changed-region>
        <text:changed-region xml:id="ct39125328" text:id="ct39125328">
          <text:deletion>
            <office:change-info>
              <dc:creator>Sara Boch</dc:creator>
              <dc:date>2013-12-10T10:41:00</dc:date>
            </office:change-info>
            <text:p text:style-name="P4">ali</text:p>
          </text:deletion>
        </text:changed-region>
        <text:changed-region xml:id="ct39137008" text:id="ct39137008">
          <text:deletion>
            <office:change-info>
              <dc:creator>Sara Boch</dc:creator>
              <dc:date>2013-12-10T10:23:00</dc:date>
            </office:change-info>
            <text:p text:style-name="P5">s</text:p>
          </text:deletion>
        </text:changed-region>
        <text:changed-region xml:id="ct39151776" text:id="ct39151776">
          <text:insertion>
            <office:change-info>
              <dc:creator>Sara Boch</dc:creator>
              <dc:date>2013-12-10T10:23:00</dc:date>
            </office:change-info>
          </text:insertion>
        </text:changed-region>
        <text:changed-region xml:id="ct39094784" text:id="ct39094784">
          <text:insertion>
            <office:change-info>
              <dc:creator>Sara Boch</dc:creator>
              <dc:date>2013-12-10T10:41:00</dc:date>
            </office:change-info>
          </text:insertion>
        </text:changed-region>
        <text:changed-region xml:id="ct39135376" text:id="ct39135376">
          <text:deletion>
            <office:change-info>
              <dc:creator>Sara Boch</dc:creator>
              <dc:date>2013-12-10T10:41:00</dc:date>
            </office:change-info>
            <text:p text:style-name="P4">ali</text:p>
          </text:deletion>
        </text:changed-region>
        <text:changed-region xml:id="ct39127696" text:id="ct39127696">
          <text:deletion>
            <office:change-info>
              <dc:creator>Sara Boch</dc:creator>
              <dc:date>2013-12-10T10:24:00</dc:date>
            </office:change-info>
            <text:p text:style-name="P5">s</text:p>
          </text:deletion>
        </text:changed-region>
        <text:changed-region xml:id="ct37842480" text:id="ct37842480">
          <text:deletion>
            <office:change-info>
              <dc:creator>Sara Boch</dc:creator>
              <dc:date>2013-12-10T10:35:00</dc:date>
            </office:change-info>
            <text:p text:style-name="P6">1</text:p>
          </text:deletion>
        </text:changed-region>
        <text:changed-region xml:id="ct39227808" text:id="ct39227808">
          <text:format-change>
            <office:change-info>
              <dc:creator>Sara Boch</dc:creator>
              <dc:date>2013-12-10T10:51:00</dc:date>
            </office:change-info>
          </text:format-change>
        </text:changed-region>
        <text:changed-region xml:id="ct39228976" text:id="ct39228976">
          <text:format-change>
            <office:change-info>
              <dc:creator>Sara Boch</dc:creator>
              <dc:date>2013-12-10T10:51:00</dc:date>
            </office:change-info>
          </text:format-change>
        </text:changed-region>
        <text:changed-region xml:id="ct39227488" text:id="ct39227488">
          <text:insertion>
            <office:change-info>
              <dc:creator>Sara Boch</dc:creator>
              <dc:date>2013-12-10T10:5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p text:style-name="P30"/>
      <text:p text:style-name="P30"/>
      <text:p text:style-name="P30"/>
      <text:p text:style-name="P30"/>
      <text:p text:style-name="P30"/>
      <text:p text:style-name="P30"/>
      <text:p text:style-name="P32">Dynamics PyMOL Plugin Manual</text:p>
      <text:p text:style-name="P31">v. <text:span text:style-name="T19">2</text:span>.<text:span text:style-name="T19">0</text:span>.<text:span text:style-name="T36">6pre</text:span></text:p>
      <text:p text:style-name="P31"/>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University of Gdansk</text:p>
      <text:p text:style-name="P33">Laboratory of Biomolecular Systems Simulation</text:p>
      <text:p text:style-name="P38">Table of Content:</text:p>
      <text:p text:style-name="P6"/>
      <text:p text:style-name="P34">1. Introduction<text:tab/>3</text:p>
      <text:p text:style-name="P34">2. Requirements and Installation<text:tab/>4</text:p>
      <text:p text:style-name="P34">2.1. Requirements<text:tab/>4</text:p>
      <text:p text:style-name="P34">2.2. Installation<text:tab/>4</text:p>
      <text:p text:style-name="P34">3. Instruction<text:tab/>5</text:p>
      <text:p text:style-name="P34">3.1. Molecule<text:tab/>5</text:p>
      <text:p text:style-name="P34">3.2. Force Field and Water Model<text:tab/>8</text:p>
      <text:p text:style-name="P34">3.3. Simulation Steps<text:tab/>9</text:p>
      <text:p text:style-name="P34">3.4. Restraints<text:tab/><text:span text:style-name="T18">10</text:span></text:p>
      <text:p text:style-name="P34">3.5. Configuration<text:tab/>11</text:p>
      <text:p text:style-name="P35">3.6. <text:span text:style-name="T27">Vectors Options</text:span><text:tab/>1<text:span text:style-name="T18">3</text:span></text:p>
      <text:p text:style-name="P36">3.7. Additional Buttons<text:tab/>1<text:span text:style-name="T34">3</text:span></text:p>
      <text:p text:style-name="P34">4. <text:span text:style-name="T27">Interpretation Window</text:span><text:tab/>1<text:span text:style-name="T18">5</text:span></text:p>
      <text:p text:style-name="P34">4.1. <text:span text:style-name="T30">Contact Map</text:span><text:tab/>1<text:span text:style-name="T18">5</text:span></text:p>
      <text:p text:style-name="P34">5. Changelog<text:tab/>1<text:span text:style-name="T34">7</text:span></text:p>
      <text:p text:style-name="P34">6. Copyright<text:tab/>1<text:span text:style-name="T34">8</text:span></text:p>
      <text:p text:style-name="P39">1. Introduction</text:p>
      <text:p text:style-name="P6"/>
      <text:p text:style-name="P40">PyMOL is powerful and easy to use open source tool for viewing and manipulating molecules. Thanks to its API capabilities it can be extended by developing third party plugins in high level program<text:change-start text:change-id="ct39002512"/><text:span text:style-name="T21">m</text:span><text:change-end text:change-id="ct39002512"/>ing language Python. This project is focused on developing plugin for PyMOL, which add molecular dynamics simulation feature. It is meant to be easy to use. The plugin uses GROMACS tools as a back-end. Project is developed as an open source and as such create full open source stack together with PyMOL and GROMACS. Because GROMACS can compile easily only on Unix like systems, the plugin also keep compatibility only with those. No Windows port is expected. Plugin is developed and maintained by Laboratory of Biomolecular Systems Simulation at University of Gdansk.</text:p>
      <text:p text:style-name="P39">2. Requirements and Installation</text:p>
      <text:p text:style-name="P6"/>
      <text:p text:style-name="P37">2.1. Requirements</text:p>
      <text:p text:style-name="P6"/>
      <text:p text:style-name="P40">The plugin should work on all variety of Unix like systems. Most of the tests are performed on Ubuntu Linux, which is treated as a reference platform. To work properly plugin require Bash, Python with TkInter, PyMOL <text:span text:style-name="T25">and</text:span> GROMACS. <text:span text:style-name="T25">Prody is recommended for advanced featurs.</text:span></text:p>
      <text:p text:style-name="P21"><text:tab/>The plugin is mostly tested on Ubuntu 1<text:span text:style-name="T25">4</text:span>.04 with PyMOL 1.<text:span text:style-name="T25">7</text:span> and GROMACS 4.<text:span text:style-name="T26">6 and 5.0</text:span>.</text:p>
      <text:p text:style-name="P3"/>
      <text:p text:style-name="P15">2.2. Installation</text:p>
      <text:p text:style-name="P3"/>
      <text:p text:style-name="P3"><text:tab/>There are two ways to install the plugin. If you are Ubuntu user, then you can just add repository and install package:</text:p>
      <text:p text:style-name="P3"><text:tab/><text:span text:style-name="T2">sudo add-apt-repository ppa:tomaszm/dynamics</text:span></text:p>
      <text:p text:style-name="P12"><text:tab/>sudo apt-get update</text:p>
      <text:p text:style-name="P12"><text:tab/>sudo apt-get install pymol-plugin-<text:span text:style-name="T25">dynamics</text:span></text:p>
      <text:p text:style-name="P3">All required libraries will be downloaded as dependencies. Supported versions of Ubuntu <text:span text:style-name="T26">are the latest</text:span> stable and <text:span text:style-name="T26">the</text:span> latest LTS.</text:p>
      <text:p text:style-name="P3"><text:tab/>The second way for all other platforms or Ubuntu as well is to install the plugin directly from its GitHub repository:</text:p>
      <text:p text:style-name="P40"><text:a xlink:type="simple" xlink:href="https://github.com/tomaszmakarewicz/Dynamics" text:style-name="Internet_20_link" text:visited-style-name="Visited_20_Internet_20_Link">https</text:a><text:a xlink:type="simple" xlink:href="https://github.com/tomaszmakarewicz/Dynamics" text:style-name="Internet_20_link" text:visited-style-name="Visited_20_Internet_20_Link">://</text:a><text:a xlink:type="simple" xlink:href="https://github.com/tomaszmakarewicz/Dynamics" text:style-name="Internet_20_link" text:visited-style-name="Visited_20_Internet_20_Link">github</text:a><text:a xlink:type="simple" xlink:href="https://github.com/tomaszmakarewicz/Dynamics" text:style-name="Internet_20_link" text:visited-style-name="Visited_20_Internet_20_Link">.</text:a><text:a xlink:type="simple" xlink:href="https://github.com/tomaszmakarewicz/Dynamics" text:style-name="Internet_20_link" text:visited-style-name="Visited_20_Internet_20_Link">com</text:a><text:a xlink:type="simple" xlink:href="https://github.com/tomaszmakarewicz/Dynamics" text:style-name="Internet_20_link" text:visited-style-name="Visited_20_Internet_20_Link">/</text:a><text:a xlink:type="simple" xlink:href="https://github.com/tomaszmakarewicz/Dynamics" text:style-name="Internet_20_link" text:visited-style-name="Visited_20_Internet_20_Link">tomaszmakarewicz</text:a><text:a xlink:type="simple" xlink:href="https://github.com/tomaszmakarewicz/Dynamics" text:style-name="Internet_20_link" text:visited-style-name="Visited_20_Internet_20_Link">/</text:a><text:a xlink:type="simple" xlink:href="https://github.com/tomaszmakarewicz/Dynamics" text:style-name="Internet_20_link" text:visited-style-name="Visited_20_Internet_20_Link">Dynamics</text:a></text:p>
      <text:p text:style-name="P3">You can <text:span text:style-name="T26">download the latest</text:span> master snapshot by command:</text:p>
      <text:p text:style-name="P3"><text:tab/><text:span text:style-name="T2">git clone git://github.com/tomaszmakarewicz/Dynamics.git</text:span></text:p>
      <text:p text:style-name="P3">Then run PyMOL as a root. On the top Menu choose <text:span text:style-name="T2">Plugin-&gt;Manage Plugins-&gt;Install...</text:span> Then choose <text:span text:style-name="T2">pymol_plugin_</text:span><text:span text:style-name="T5">dynamics</text:span><text:span text:style-name="T2">.py</text:span> file. After installation restart PyMOL with normal user privilege.</text:p>
      <text:p text:style-name="P28">3. Instruction</text:p>
      <text:p text:style-name="P3"/>
      <text:p text:style-name="P3"><text:tab/>Dynamics PyMOL plugin is meant to be as easy to use as it is possible. As an input it takes PDB molecule model. As an output it creates PDB multimodel molecule, which could be easily stored and viewed. After starting PyMOL load PDB file for which molecular dynamics simulation needs to be performed. If you want some specific atoms to restraints just select them on displayed molecule model. Now all you need to do is to click on top <text:span text:style-name="T2">Menu-&gt;Plugin-&gt;dynamics</text:span> and plugin menu should open. All available options are described in this chapter.</text:p>
      <text:p text:style-name="P3"/>
      <text:p text:style-name="P17"><draw:frame draw:style-name="fr1" draw:name="graphics1" text:anchor-type="paragraph" svg:width="16.51cm" svg:height="8.872cm" draw:z-index="6"><draw:image xlink:href="Pictures/100002010000042E000001DC342D82478410FCAA.png" xlink:type="simple" xlink:show="embed" xlink:actuate="onLoad"/></draw:frame>Picture 1.</text:p>
      <text:p text:style-name="P3"/>
      <text:p text:style-name="P15">3.1. Molecule</text:p>
      <text:p text:style-name="P3"/>
      <text:p text:style-name="P3"><text:tab/>There are three columns in the plugin menu. The left one is used to choose a molecule for dynamics simulation. If you have loaded any molecule in PyMOL the list of those should appear. Chose one, for which you want perform simulation.</text:p>
      <text:p text:style-name="P3"/>
      <text:p text:style-name="P19"><draw:frame draw:style-name="fr2" draw:name="grafika2" text:anchor-type="paragraph" svg:x="-0.076cm" svg:y="0cm" svg:width="3.048cm" svg:height="8.484cm" draw:z-index="7"><draw:image xlink:href="Pictures/1000020100000097000001A573B1CDF36EB4B9EB.png" xlink:type="simple" xlink:show="embed" xlink:actuate="onLoad"/></draw:frame></text:p>
      <text:p text:style-name="P24"><text:change text:change-id="ct39080944"/><text:change-start text:change-id="ct39010736"/><text:soft-page-break/>Picture 2.<text:change-end text:change-id="ct39010736"/></text:p>
      <text:p text:style-name="P18"/>
      <text:p text:style-name="P23"><text:tab/>If you haven't loaded any molecule in PyMOL. The <text:span text:style-name="T2">Browse</text:span> button should appear. You can use it to select PDB file for molecular dynamics simulation.</text:p>
      <text:p text:style-name="P3"/>
      <text:p text:style-name="P3"><draw:frame draw:style-name="fr2" draw:name="grafika3" text:anchor-type="paragraph" svg:x="0.051cm" svg:y="-0.025cm" svg:width="3.353cm" svg:height="9.55cm" draw:z-index="0"><draw:image xlink:href="Pictures/1000020100000099000001B4A61BCCDA8C2A769A.png" xlink:type="simple" xlink:show="embed" xlink:actuate="onLoad"/></draw:frame>Picture 3.</text:p>
      <text:p text:style-name="P3"/>
      <text:p text:style-name="P3"><text:tab/>If you have earlier performed any simulations using this plugin, the additional list should appear. It will allow you to select any molecules from previous projects.</text:p>
      <text:p text:style-name="P3"><draw:frame draw:style-name="fr2" draw:name="grafika4" text:anchor-type="paragraph" svg:x="0.018cm" svg:y="0.45cm" svg:width="3.353cm" svg:height="9.576cm" draw:z-index="1"><draw:image xlink:href="Pictures/1000020100000099000001B476BF782099213261.png" xlink:type="simple" xlink:show="embed" xlink:actuate="onLoad"/></draw:frame><text:soft-page-break/></text:p>
      <text:p text:style-name="P3">Picture 4.</text:p>
      <text:p text:style-name="P3"/>
      <text:p text:style-name="P40">The last list in this column determine which part of molecule should be displayed as a final result. It does not affect any calculations. The default selection is whole <text:span text:style-name="T2">Protein</text:span>, as it is suggested by GROMACS.</text:p>
      <text:p text:style-name="P20"><draw:frame draw:style-name="fr2" draw:name="grafika5" text:anchor-type="paragraph" svg:x="0.102cm" svg:y="0.713cm" svg:width="3.099cm" svg:height="8.814cm" draw:z-index="2"><draw:image xlink:href="Pictures/1000020100000099000001B47BA4B95F80E7AE4F.png" xlink:type="simple" xlink:show="embed" xlink:actuate="onLoad"/></draw:frame></text:p>
      <text:p text:style-name="P3">Picture 5.</text:p>
      <text:p text:style-name="P3"><text:soft-page-break/></text:p>
      <text:p text:style-name="P15">3.2. Force Field and Water Model</text:p>
      <text:p text:style-name="P3"/>
      <text:p text:style-name="P3"><text:tab/>The middle column is focused on force fields and water models for molecular dynamics simulation. The first radio<text:change-start text:change-id="ct39078144"/> <text:change-end text:change-id="ct39078144"/>buttons list allows you to choose force field provided by GROMACS tool. Note that not all force fields can perform full molecular dynamics simulation for given molecule.</text:p>
      <text:p text:style-name="P3"/>
      <text:p text:style-name="P3"><draw:frame draw:style-name="fr3" draw:name="5" text:anchor-type="as-char" svg:width="13.864cm" svg:height="10.186cm" draw:z-index="8"><draw:image xlink:href="Pictures/1000020100000277000001D02983E9BB004F3D5D.png" xlink:type="simple" xlink:show="embed" xlink:actuate="onLoad"/></draw:frame></text:p>
      <text:p text:style-name="P3">Picture 6.</text:p>
      <text:p text:style-name="P3"/>
      <text:p text:style-name="P3"><text:tab/>Below force field<text:span text:style-name="T14">s</text:span> there is a label with default water model for chosen force field. You can change it by clicking <text:span text:style-name="T2">Choose...</text:span> button. Note that every force field may have different available list of water models. <text:span text:style-name="T26">What is more, you can choose her to use implicit solvent instead of explicit. In this case, choosing water model, configuring water box and few steps in </text:span><text:span text:style-name="T5">Simulation Steps</text:span><text:span text:style-name="T26"> will be blocked, as they have no use for implicit solvent.</text:span></text:p>
      <text:p text:style-name="P3"/>
      <text:p text:style-name="P3"/>
      <text:p text:style-name="P3"><draw:frame draw:style-name="fr4" draw:name="Obraz2" text:anchor-type="paragraph" svg:y="0.157cm" svg:width="14.049cm" svg:height="8.043cm" draw:z-index="10"><draw:image xlink:href="Pictures/100002010000021300000130F0E3A578393E2465.png" xlink:type="simple" xlink:show="embed" xlink:actuate="onLoad"/></draw:frame></text:p>
      <text:p text:style-name="P20"><text:soft-page-break/>Picture 7.</text:p>
      <text:p text:style-name="P3"/>
      <text:p text:style-name="P3"><text:tab/>Next to the <text:span text:style-name="T2">Choose...</text:span> button there is a <text:span text:style-name="T2">Configure</text:span> button, which allows you to <text:change-start text:change-id="ct39103504"/><text:span text:style-name="T1">customize</text:span><text:change-end text:change-id="ct39103504"/><text:change text:change-id="ct39127472"/> water box details. Here you can change shape of the box, water density which is given in g/L unit. You can also determine here the size of the water box, which is given in multiple of molecule size.</text:p>
      <text:p text:style-name="P20"/>
      <text:p text:style-name="P22"><draw:frame draw:style-name="fr5" draw:name="grafika10" text:anchor-type="paragraph" svg:width="7.99cm" svg:height="7.382cm" draw:z-index="5"><draw:image xlink:href="Pictures/100002010000012E0000011325C83A30B51BEBF6.png" xlink:type="simple" xlink:show="embed" xlink:actuate="onLoad"/></draw:frame>Picture 8.</text:p>
      <text:p text:style-name="P3"/>
      <text:p text:style-name="P15">3.3. Simulation Steps</text:p>
      <text:p text:style-name="P3"/>
      <text:p text:style-name="P3"><text:tab/>The right column of plugin menu is devoted for advanced configuration. The first configuration option is <text:span text:style-name="T2">Simulation Steps</text:span>. Not all molecular dynamics calculation<text:change-start text:change-id="ct39094384"/><text:span text:style-name="T1">s</text:span><text:change-end text:change-id="ct39094384"/> need to be done at once. To configure this aspect you can click <text:span text:style-name="T2">Configure</text:span> button below the label <text:span text:style-name="T2">Simulation </text:span><text:soft-page-break/><text:span text:style-name="T2">Steps</text:span>. You will then get<text:change-start text:change-id="ct39137888"/> <text:change-end text:change-id="ct39137888"/><text:change-start text:change-id="ct39139872"/><text:span text:style-name="T22">the</text:span><text:change-end text:change-id="ct39139872"/> list of available steps. Select those, which you want to do. After calculation you can save results and finish work on other machine or resume work on the same computer later. To resume work in the main menu select molecule in left column from list <text:span text:style-name="T2">Previous Projects</text:span> and check box <text:span text:style-name="T2">Resume</text:span> in the <text:span text:style-name="T2">Simulation Steps</text:span>. You can also select here if you want to do restraints or not <text:span text:style-name="T15">and chose if you want to use x2top instead of pdb2gmx for creating topology file</text:span>.</text:p>
      <text:p text:style-name="P3"/>
      <text:p text:style-name="P20"><draw:frame draw:style-name="fr5" draw:name="Obraz1" text:anchor-type="paragraph" svg:width="9.895cm" svg:height="9.049cm" draw:z-index="9"><draw:image xlink:href="Pictures/100002010000017600000156F1F2CF08E4C77E80.png" xlink:type="simple" xlink:show="embed" xlink:actuate="onLoad"/></draw:frame>Picture <text:span text:style-name="T14">9</text:span>.</text:p>
      <text:p text:style-name="P3"/>
      <text:p text:style-name="P15">3.4. Restraints</text:p>
      <text:p text:style-name="P3"/>
      <text:p text:style-name="P3"><text:tab/>If the checkbox for <text:span text:style-name="T2">Restraints (optional)</text:span><text:span text:style-name="T12"> in </text:span><text:span text:style-name="T2">Simulation Steps</text:span><text:span text:style-name="T12"> is checked, t</text:span>he <text:span text:style-name="T2">Configure</text:span> button below <text:span text:style-name="T2">Restraints (Select Atoms)</text:span> will become active. After clicking button you will get the list of proposed parts of molecules to be restraints. Every list of the atoms contain atoms IDs, which are assigned to them in PDB file. The last options show atoms selected in PyMOL. You can choose one of the available list and modify which atoms should be restrained. Those atoms will get big energy penalty for every move while performing molecular dynamics simulation, so they will stay fixed and only not selected atoms will get proper molecular dynamics simulation.</text:p>
      <text:p text:style-name="P3"/>
      <text:p text:style-name="P20"/>
      <text:p text:style-name="P20"><draw:frame draw:style-name="fr2" draw:name="grafika7" text:anchor-type="paragraph" svg:x="0.025cm" svg:y="0.533cm" svg:width="11.582cm" svg:height="17.78cm" draw:z-index="3"><draw:image xlink:href="Pictures/100002010000024600000408991BFA0D156C3387.png" xlink:type="simple" xlink:show="embed" xlink:actuate="onLoad"/></draw:frame></text:p>
      <text:p text:style-name="P3"><text:soft-page-break/>Picture <text:span text:style-name="T14">10</text:span>.</text:p>
      <text:p text:style-name="P3"/>
      <text:p text:style-name="P20"/>
      <text:p text:style-name="P20"/>
      <text:p text:style-name="P15">3.5. Configuration</text:p>
      <text:p text:style-name="P15"/>
      <text:p text:style-name="P3"><text:tab/>There are three more configuration option<text:change-start text:change-id="ct39115424"/><text:span text:style-name="T22">s</text:span><text:change-end text:change-id="ct39115424"/> in the right column. The first configuration option<text:change text:change-id="ct39104320"/> is for <text:span text:style-name="T2">Energy Minim</text:span><text:change-start text:change-id="ct39136784"/><text:span text:style-name="T3">iz</text:span><text:change-end text:change-id="ct39136784"/><text:change text:change-id="ct39125328"/><text:change text:change-id="ct39137008"/><text:span text:style-name="T2">ation</text:span>. This step is performed after adding molecule to water box. Some atoms in that system may collide. The purpose is to move water atoms a bit, so dynamics simulation will not start in <text:change-start text:change-id="ct39151776"/><text:span text:style-name="T23">a </text:span><text:change-end text:change-id="ct39151776"/>very inconvenient energy state.</text:p>
      <text:p text:style-name="P3"><text:soft-page-break/><text:tab/>The second option is for <text:span text:style-name="T2">Progression Restrained MD</text:span>. This step keep molecule fix, while allow water molecules to moves. It will make water to fill any holes created by E<text:span text:style-name="T2">nergy Minim</text:span><text:change-start text:change-id="ct39094784"/><text:span text:style-name="T3">iz</text:span><text:change-end text:change-id="ct39094784"/><text:change text:change-id="ct39135376"/><text:change text:change-id="ct39127696"/><text:span text:style-name="T2">ation</text:span>.</text:p>
      <text:p text:style-name="P3"><text:tab/>The third option is for final <text:span text:style-name="T2">Molecular Dynamics Simulation</text:span>. <text:span text:style-name="T15">You can also configure here constraints (</text:span><text:span text:style-name="T4">Options for bonds</text:span><text:span text:style-name="T15">).</text:span></text:p>
      <text:p text:style-name="P20"><text:tab/><text:span text:style-name="T31">On the bottom of the column there is </text:span><text:span text:style-name="T7">Dynamics Simulation Time</text:span><text:span text:style-name="T31"> entry. Changing it will alter </text:span><text:span text:style-name="T7">Molecular Dynamics Simulation</text:span><text:span text:style-name="T31"> options, to adjust it to given time.</text:span></text:p>
      <text:p text:style-name="P3"><text:tab/>To get exact info about available options look at GROMACS configuration MDP files options:</text:p>
      <text:p text:style-name="P3"><text:bookmark-start text:name="__DdeLink__2222_453574700"/><text:a xlink:type="simple" xlink:href="http://manual.gromacs.org/current/online/mdp_opt.html" text:style-name="Internet_20_link" text:visited-style-name="Visited_20_Internet_20_Link">http</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manual</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gromacs</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org</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current</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online</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mdp</text:a><text:a xlink:type="simple" xlink:href="http://manual.gromacs.org/current/online/mdp_opt.html" text:style-name="Internet_20_link" text:visited-style-name="Visited_20_Internet_20_Link">_</text:a><text:a xlink:type="simple" xlink:href="http://manual.gromacs.org/current/online/mdp_opt.html" text:style-name="Internet_20_link" text:visited-style-name="Visited_20_Internet_20_Link">opt</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html</text:a><text:bookmark-end text:name="__DdeLink__2222_453574700"/></text:p>
      <text:p text:style-name="P7"><text:tab/>If you want to use your own MDP files instead of available configuration options just paste your files to <text:span text:style-name="T2">~/.dynamics/ </text:span>directory. File names are respectively <text:span text:style-name="T2">em.mdp</text:span>, <text:span text:style-name="T2">pr.mdp</text:span>, <text:span text:style-name="T2">md.mdp</text:span>.</text:p>
      <text:p text:style-name="P7"/>
      <text:p text:style-name="P7"><draw:frame draw:style-name="fr5" draw:name="Obraz4" text:anchor-type="paragraph" svg:width="11.483cm" svg:height="15.531cm" draw:z-index="12"><draw:image xlink:href="Pictures/10000201000001B20000024B8C4B7C1CA29A3D49.png" xlink:type="simple" xlink:show="embed" xlink:actuate="onLoad"/></draw:frame><text:span text:style-name="T16">Picture 1</text:span><text:span text:style-name="T17">1</text:span><text:span text:style-name="T16">.</text:span></text:p>
      <text:p text:style-name="P3"><text:soft-page-break/></text:p>
      <text:p text:style-name="P16">3.6. Vectors Options</text:p>
      <text:p text:style-name="P26"/>
      <text:p text:style-name="P26"><text:tab/><text:span text:style-name="T28">Under the </text:span><text:span text:style-name="T6">Vectors Options</text:span><text:span text:style-name="T28"> label, there is </text:span><text:span text:style-name="T6">Configure</text:span><text:span text:style-name="T28"> button, which can be pressed if Prody is installed. Here you can choose what type of vector model do you want and if you what Contact Map (and Cross-correlation) to be calculated.</text:span></text:p>
      <text:p text:style-name="P26"/>
      <text:p text:style-name="P27"><draw:frame draw:style-name="fr5" draw:name="Obraz3" text:anchor-type="paragraph" svg:width="7.197cm" svg:height="3.598cm" draw:z-index="11"><draw:image xlink:href="Pictures/1000020100000110000000887FCC669D31824997.png" xlink:type="simple" xlink:show="embed" xlink:actuate="onLoad"/></draw:frame>Picture 12.</text:p>
      <text:p text:style-name="P26"/>
      <text:p text:style-name="P25"><text:span text:style-name="T10">3.</text:span><text:span text:style-name="T11">7</text:span><text:span text:style-name="T10">. Additional buttons</text:span></text:p>
      <text:p text:style-name="P3"/>
      <text:p text:style-name="P3"><text:tab/>In the main menu on the bottom there are six buttons. From the left.<text:span text:style-name="T2"> </text:span><text:span text:style-name="T7">Quit</text:span> button will exit the plugin. <text:span text:style-name="T2">Clean</text:span> button will remove all temporary plugin files including previous project files. <text:span text:style-name="T2">Help</text:span> button will display brief help information. <text:span text:style-name="T2">Save</text:span> button will allow you to save your molecule with all settings and any previous work as at <text:span text:style-name="T2">tar.bz2</text:span> archive. <text:span text:style-name="T2">Load</text:span> button will allow you to load previously saved <text:span text:style-name="T2">tar.bz2</text:span> archive. <text:span text:style-name="T2">OK</text:span> button will take you to next window, in which you will perform molecular dynamics simulation.</text:p>
      <text:p text:style-name="P3"><draw:frame draw:style-name="fr2" draw:name="grafika8" text:anchor-type="paragraph" svg:x="0cm" svg:y="0.529cm" svg:width="16.51cm" svg:height="8.751cm" draw:z-index="4"><draw:image xlink:href="Pictures/100002010000042E000001DC1C878C4E5D36C1F7.png" xlink:type="simple" xlink:show="embed" xlink:actuate="onLoad"/></draw:frame></text:p>
      <text:p text:style-name="P3">Picture 1<text:span text:style-name="T29">3</text:span>.</text:p>
      <text:p text:style-name="P3"/>
      <text:p text:style-name="P40"><text:soft-page-break/>In the next menu there are <text:span text:style-name="T31">5</text:span> buttons. From the left. <text:span text:style-name="T2">EXIT</text:span> button will quit plugin. <text:span text:style-name="T2">SAV</text:span>E button will allow you to save current project with its progress and settings as a <text:span text:style-name="T2">tar.bz</text:span><text:span text:style-name="T7">2</text:span> archive. <text:span text:style-name="T2">STOP</text:span> button will suspend calculations, while <text:span text:style-name="T2">START</text:span> button will resume or start counting. <text:span text:style-name="T7">LOG</text:span><text:span text:style-name="T31"> button will display GROMACS output, which may be very useful if the calculation fails. Note that after starting calculations the GROMACS installation will perform the simulation. Status bar will show you the progress. If GROMACS will fail, the additional windows will pop up and show GROMACS error status. Full log of GROMACS work can be found in ~/.dynamics/molecule_name/log.txt .</text:span></text:p>
      <text:p text:style-name="P3"/>
      <text:p text:style-name="P3"><draw:frame draw:style-name="fr5" draw:name="Obraz5" text:anchor-type="paragraph" svg:width="7.276cm" svg:height="2.381cm" draw:z-index="13"><draw:image xlink:href="Pictures/10000201000001130000005A757D1720740D3F42.png" xlink:type="simple" xlink:show="embed" xlink:actuate="onLoad"/></draw:frame>Picture 1<text:span text:style-name="T29">4</text:span>.</text:p>
      <text:p text:style-name="P39">4. <text:span text:style-name="T27">Interpretation Window</text:span></text:p>
      <text:p text:style-name="P6"/>
      <text:p text:style-name="P6"><text:tab/><text:span text:style-name="T32">When the calculation is finished, the model which is the result will be displayed in main PyMOL window. Additionally, you will be presented with </text:span><text:span text:style-name="T8">Interpretation Window</text:span><text:span text:style-name="T32">. The upper half options are always accessible, while lower half options are unlocked only if calculation with vectors was performed. In this window you can play and pause model movement, go to accurate moment [ps] of dynamics, select model look and labels. For the vectors (ProDy) options, you can choose vector model nr, you can scale vectors and change their colors to be able to see and present them better. Also, you can display here Contact Map and Cross-correlation if such an option was selected in </text:span><text:span text:style-name="T8">Vectors Options</text:span><text:span text:style-name="T32">.</text:span></text:p>
      <text:p text:style-name="P41"/>
      <text:p text:style-name="P42"><draw:frame draw:style-name="fr5" draw:name="Obraz6" text:anchor-type="paragraph" svg:width="12.435cm" svg:height="8.784cm" draw:z-index="14"><draw:image xlink:href="Pictures/10000201000001D60000014CD7C19D863AF7B704.png" xlink:type="simple" xlink:show="embed" xlink:actuate="onLoad"/></draw:frame>Picture 15.</text:p>
      <text:p text:style-name="P6"/>
      <text:p text:style-name="P37">4.1. <text:span text:style-name="T30">Contact Map</text:span></text:p>
      <text:p text:style-name="P6"/>
      <text:p text:style-name="P6"><text:tab/><text:span text:style-name="T33">If you click </text:span><text:span text:style-name="T9">Show Contact Map Graph</text:span><text:span text:style-name="T33"> or </text:span><text:span text:style-name="T9">Show Cross-correlations Graph</text:span><text:span text:style-name="T33"> in </text:span><text:span text:style-name="T9">Interpretation Window</text:span><text:span text:style-name="T33">, then you will be presented with proper graph generated by ProDy using Matplotlib.</text:span></text:p>
      <text:p text:style-name="P41"/>
      <text:p text:style-name="P42"><draw:frame draw:style-name="fr2" draw:name="Obraz7" text:anchor-type="paragraph" svg:x="0.157cm" svg:y="0cm" svg:width="9.98cm" svg:height="8.403cm" draw:z-index="15"><draw:image xlink:href="Pictures/100002010000028C000002259B2B37B17FD26A55.png" xlink:type="simple" xlink:show="embed" xlink:actuate="onLoad"/></draw:frame>Picture 16.</text:p>
      <text:p text:style-name="P39"/>
      <text:p text:style-name="P39">5. Changelog</text:p>
      <text:p text:style-name="P6"/>
      <text:p text:style-name="P6">What's new in <text:change text:change-id="ct37842480"/><text:span text:style-name="T13">2</text:span>.0:</text:p>
      <text:list xml:id="list4190035301188042823" text:style-name="L1">
        <text:list-item>
          <text:p text:style-name="P45">Integration with ProDy (Vectors calculation)</text:p>
        </text:list-item>
        <text:list-item>
          <text:p text:style-name="P46">Implicit solvent simulation</text:p>
        </text:list-item>
        <text:list-item>
          <text:p text:style-name="P46">Compatibility with GROMACS 5</text:p>
        </text:list-item>
        <text:list-item>
          <text:p text:style-name="P47">Ability to view logs</text:p>
        </text:list-item>
        <text:list-item>
          <text:p text:style-name="P47">Ported from Tix to ttk</text:p>
        </text:list-item>
        <text:list-item>
          <text:p text:style-name="P47">Added interpretation window</text:p>
        </text:list-item>
      </text:list>
      <text:p text:style-name="P6"/>
      <text:p text:style-name="P6">Known issues:</text:p>
      <text:list xml:id="list8762381880676514834" text:style-name="L2">
        <text:list-item>
          <text:p text:style-name="P48">Gausian network model will most certainly fail because of wrong nmd files generetad by ProDy.</text:p>
        </text:list-item>
        <text:list-item>
          <text:p text:style-name="P48">There are some differences between nmd files displayed by this plugin and Normal Mode Wizard.</text:p>
        </text:list-item>
        <text:list-item>
          <text:p text:style-name="P48">ProDy can sometimes make this plugin (and PyMOL) to crush.</text:p>
        </text:list-item>
      </text:list>
      <text:p text:style-name="P39">6. Copyright</text:p>
      <text:p text:style-name="P6"/>
      <text:p text:style-name="P7"><text:tab/>This software (including its Debian packaging) is available to you under the terms of the GPL-3, see "/usr/share/common-licenses/GPL-3".</text:p>
      <text:p text:style-name="P7"><text:tab/>Software is created and maintained by Laboratory of Biomolecular Systems Simulation at University of Gdansk.</text:p>
      <text:p text:style-name="P7">Contributors:</text:p>
      <text:p text:style-name="P7">- Tomasz Makarewicz (<text:change-start text:change-id="ct39227808"/><text:span text:style-name="T20">btchtm</text:span>@ug.<text:change-end text:change-id="ct39227808"/><text:span text:style-name="T24">edu</text:span><text:change-start text:change-id="ct39228976"/>.pl<text:change-end text:change-id="ct39228976"/>)<text:change-start text:change-id="ct39227488"/></text:p>
      <text:p text:style-name="P8">- Sara Boch Kminikowska<text:change-end text:change-id="ct3922748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Standard" style:class="text">
      <style:paragraph-properties fo:margin-top="0.847cm" fo:margin-bottom="0.212cm" loext:contextual-spacing="false"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635cm" fo:margin-bottom="0.141cm" loext:contextual-spacing="false"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494cm" fo:margin-bottom="0.141cm" loext:contextual-spacing="false"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loext:contextual-spacing="false"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loext:contextual-spacing="false"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loext:contextual-spacing="false"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loext:contextual-spacing="false"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loext:contextual-spacing="false" fo:break-before="auto" fo:break-after="auto" style:writing-mode="lr-tb"/>
      <style:text-properties fo:color="#666666"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loext:contextual-spacing="false" fo:line-height="115%" fo:text-align="end" style:justify-single-word="false" fo:text-indent="0cm" style:auto-text-indent="false" style:page-number="auto" fo:break-before="auto" fo:break-after="auto" style:writing-mode="lr-tb"/>
    </style:style>
    <style:page-layout style:name="Mpm1">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footer>
        <text:p text:style-name="MP1"><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2.2$Linux_X86_64 LibreOffice_project/00m0$Build-2</meta:generator>
    <dc:title/>
    <meta:initial-creator/>
    <meta:editing-cycles>52</meta:editing-cycles>
    <dc:date>2015-12-07T13:07:48.592669313</dc:date>
    <meta:editing-duration>PT3H54M43S</meta:editing-duration>
    <meta:document-statistic meta:table-count="0" meta:image-count="16" meta:object-count="0" meta:page-count="18" meta:paragraph-count="106" meta:word-count="1751" meta:character-count="10772" meta:non-whitespace-character-count="9107"/>
  </office:meta>
</office:document-meta>
</file>